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13107*"/>
    </style:style>
    <style:style style:name="Table1.D" style:family="table-column">
      <style:table-column-properties style:rel-column-width="13107*"/>
    </style:style>
    <style:style style:name="Table1.E" style:family="table-column">
      <style:table-column-properties style:rel-column-width="13107*"/>
    </style:style>
  </office:automatic-styles>
  <office:body>
    <office:text>
      <text:p text:style-name="Title">Lekce 13: Izraelská kultura a národní svátky</text:p>
      <text:h text:style-name="Heading_20_1" text:outline-level="1"><text:bookmark-start text:name="lekce-13-izraelská-kultura-a-národní-svátky-תרבות-וחגים-לאומיים"/>Lekce 13: Izraelská kultura a národní svátky (תרבות וחגים לאומיים)<text:bookmark-end text:name="lekce-13-izraelská-kultura-a-národní-svátky-תרבות-וחגים-לאומיים"/></text:h>
      <text:h text:style-name="Heading_20_2" text:outline-level="2"><text:bookmark-start text:name="článek"/>1. Článek<text:bookmark-end text:name="článek"/></text:h>
      <text:p text:style-name="First_20_paragraph">התרבות הישראלית היא פסיפס מרתק של מסורת יהודית ומודרניות מערבית. החגים הלאומיים, כמו יום העצמאות ויום הזיכרון, ממלאים תפקיד מרכזי בחיי העם. ביום העצמאות נהוג לערוך פיקניקים ולצפות במטס של חיל האוויר, בעוד שביום הזיכרון שוררת אווירה של התייחדות עם הנופלים. מוזיקה ישראלית, המושמעת ללא הפסקה בתחנות כמו גלגל”צ, משקפת את הגעגועים והתקוות של החברה. היכולת לחגוג ולזכור בו-זמנית היא מאפיין ייחודי של הזהות הישראלית.</text:p>
      <text:h text:style-name="Heading_20_2" text:outline-level="2"><text:bookmark-start text:name="slovíčka"/>2. Slovíčka<text:bookmark-end text:name="slovíčka"/></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Slovíčko</text:p>
            </table:table-cell>
            <table:table-cell table:style-name="TableHeaderRowCell" office:value-type="string">
              <text:p text:style-name="Table_20_Heading">Kořen</text:p>
            </table:table-cell>
            <table:table-cell table:style-name="TableHeaderRowCell" office:value-type="string">
              <text:p text:style-name="Table_20_Heading">Význam</text:p>
            </table:table-cell>
            <table:table-cell table:style-name="TableHeaderRowCell" office:value-type="string">
              <text:p text:style-name="Table_20_Heading">Výslovnost</text:p>
            </table:table-cell>
            <table:table-cell table:style-name="TableHeaderRowCell" office:value-type="string">
              <text:p text:style-name="Table_20_Heading">Příklad</text:p>
            </table:table-cell>
          </table:table-row>
        </table:table-header-rows>
        <table:table-row>
          <table:table-cell table:style-name="TableRowCell" office:value-type="string">
            <text:p text:style-name="Table_20_Contents">עצמאות</text:p>
          </table:table-cell>
          <table:table-cell table:style-name="TableRowCell" office:value-type="string">
            <text:p text:style-name="Table_20_Contents">ע.צ.ם</text:p>
          </table:table-cell>
          <table:table-cell table:style-name="TableRowCell" office:value-type="string">
            <text:p text:style-name="Table_20_Contents">nezávislost</text:p>
          </table:table-cell>
          <table:table-cell table:style-name="TableRowCell" office:value-type="string">
            <text:p text:style-name="Table_20_Contents">atzma’ut</text:p>
          </table:table-cell>
          <table:table-cell table:style-name="TableRowCell" office:value-type="string">
            <text:p text:style-name="Table_20_Contents">יום העצמאות ה-76</text:p>
          </table:table-cell>
        </table:table-row>
        <table:table-row>
          <table:table-cell table:style-name="TableRowCell" office:value-type="string">
            <text:p text:style-name="Table_20_Contents">זיכרון</text:p>
          </table:table-cell>
          <table:table-cell table:style-name="TableRowCell" office:value-type="string">
            <text:p text:style-name="Table_20_Contents">ז.כ.ר</text:p>
          </table:table-cell>
          <table:table-cell table:style-name="TableRowCell" office:value-type="string">
            <text:p text:style-name="Table_20_Contents">paměť / vzpomínka</text:p>
          </table:table-cell>
          <table:table-cell table:style-name="TableRowCell" office:value-type="string">
            <text:p text:style-name="Table_20_Contents">zikaron</text:p>
          </table:table-cell>
          <table:table-cell table:style-name="TableRowCell" office:value-type="string">
            <text:p text:style-name="Table_20_Contents">יום הזיכרון לחללי צה”ל</text:p>
          </table:table-cell>
        </table:table-row>
        <table:table-row>
          <table:table-cell table:style-name="TableRowCell" office:value-type="string">
            <text:p text:style-name="Table_20_Contents">מסורת</text:p>
          </table:table-cell>
          <table:table-cell table:style-name="TableRowCell" office:value-type="string">
            <text:p text:style-name="Table_20_Contents">מ.ס.ר</text:p>
          </table:table-cell>
          <table:table-cell table:style-name="TableRowCell" office:value-type="string">
            <text:p text:style-name="Table_20_Contents">tradice</text:p>
          </table:table-cell>
          <table:table-cell table:style-name="TableRowCell" office:value-type="string">
            <text:p text:style-name="Table_20_Contents">masoret</text:p>
          </table:table-cell>
          <table:table-cell table:style-name="TableRowCell" office:value-type="string">
            <text:p text:style-name="Table_20_Contents">מסורת יהודית עתיקה</text:p>
          </table:table-cell>
        </table:table-row>
        <table:table-row>
          <table:table-cell table:style-name="TableRowCell" office:value-type="string">
            <text:p text:style-name="Table_20_Contents">מטס</text:p>
          </table:table-cell>
          <table:table-cell table:style-name="TableRowCell" office:value-type="string">
            <text:p text:style-name="Table_20_Contents">ט.ו.ס</text:p>
          </table:table-cell>
          <table:table-cell table:style-name="TableRowCell" office:value-type="string">
            <text:p text:style-name="Table_20_Contents">letecká přehlídka</text:p>
          </table:table-cell>
          <table:table-cell table:style-name="TableRowCell" office:value-type="string">
            <text:p text:style-name="Table_20_Contents">matas</text:p>
          </table:table-cell>
          <table:table-cell table:style-name="TableRowCell" office:value-type="string">
            <text:p text:style-name="Table_20_Contents">המטס מעל תל אביב</text:p>
          </table:table-cell>
        </table:table-row>
        <table:table-row>
          <table:table-cell table:style-name="TableRowCell" office:value-type="string">
            <text:p text:style-name="Table_20_Contents">געגוע</text:p>
          </table:table-cell>
          <table:table-cell table:style-name="TableRowCell" office:value-type="string">
            <text:p text:style-name="Table_20_Contents">ג.ע.ג.ע</text:p>
          </table:table-cell>
          <table:table-cell table:style-name="TableRowCell" office:value-type="string">
            <text:p text:style-name="Table_20_Contents">stesk / touha</text:p>
          </table:table-cell>
          <table:table-cell table:style-name="TableRowCell" office:value-type="string">
            <text:p text:style-name="Table_20_Contents">ga’agua</text:p>
          </table:table-cell>
          <table:table-cell table:style-name="TableRowCell" office:value-type="string">
            <text:p text:style-name="Table_20_Contents">געגועים הביתה</text:p>
          </table:table-cell>
        </table:table-row>
        <table:table-row>
          <table:table-cell table:style-name="TableRowCell" office:value-type="string">
            <text:p text:style-name="Table_20_Contents">תקווה</text:p>
          </table:table-cell>
          <table:table-cell table:style-name="TableRowCell" office:value-type="string">
            <text:p text:style-name="Table_20_Contents">ק.ו.ה</text:p>
          </table:table-cell>
          <table:table-cell table:style-name="TableRowCell" office:value-type="string">
            <text:p text:style-name="Table_20_Contents">naděje</text:p>
          </table:table-cell>
          <table:table-cell table:style-name="TableRowCell" office:value-type="string">
            <text:p text:style-name="Table_20_Contents">tikva</text:p>
          </table:table-cell>
          <table:table-cell table:style-name="TableRowCell" office:value-type="string">
            <text:p text:style-name="Table_20_Contents">התקווה היא ההמנון</text:p>
          </table:table-cell>
        </table:table-row>
        <table:table-row>
          <table:table-cell table:style-name="TableRowCell" office:value-type="string">
            <text:p text:style-name="Table_20_Contents">לאומי</text:p>
          </table:table-cell>
          <table:table-cell table:style-name="TableRowCell" office:value-type="string">
            <text:p text:style-name="Table_20_Contents">ל.א.ם</text:p>
          </table:table-cell>
          <table:table-cell table:style-name="TableRowCell" office:value-type="string">
            <text:p text:style-name="Table_20_Contents">národní</text:p>
          </table:table-cell>
          <table:table-cell table:style-name="TableRowCell" office:value-type="string">
            <text:p text:style-name="Table_20_Contents">le’umi</text:p>
          </table:table-cell>
          <table:table-cell table:style-name="TableRowCell" office:value-type="string">
            <text:p text:style-name="Table_20_Contents">חג לאומי חשוב</text:p>
          </table:table-cell>
        </table:table-row>
        <table:table-row>
          <table:table-cell table:style-name="TableRowCell" office:value-type="string">
            <text:p text:style-name="Table_20_Contents">התייחדות</text:p>
          </table:table-cell>
          <table:table-cell table:style-name="TableRowCell" office:value-type="string">
            <text:p text:style-name="Table_20_Contents">י.ח.ד</text:p>
          </table:table-cell>
          <table:table-cell table:style-name="TableRowCell" office:value-type="string">
            <text:p text:style-name="Table_20_Contents">uctění památky</text:p>
          </table:table-cell>
          <table:table-cell table:style-name="TableRowCell" office:value-type="string">
            <text:p text:style-name="Table_20_Contents">hitjachadut</text:p>
          </table:table-cell>
          <table:table-cell table:style-name="TableRowCell" office:value-type="string">
            <text:p text:style-name="Table_20_Contents">התייחדות עם הנופלים</text:p>
          </table:table-cell>
        </table:table-row>
        <table:table-row>
          <table:table-cell table:style-name="TableRowCell" office:value-type="string">
            <text:p text:style-name="Table_20_Contents">פסיפס</text:p>
          </table:table-cell>
          <table:table-cell table:style-name="TableRowCell" office:value-type="string">
            <text:p text:style-name="Table_20_Contents">—</text:p>
          </table:table-cell>
          <table:table-cell table:style-name="TableRowCell" office:value-type="string">
            <text:p text:style-name="Table_20_Contents">mozaika</text:p>
          </table:table-cell>
          <table:table-cell table:style-name="TableRowCell" office:value-type="string">
            <text:p text:style-name="Table_20_Contents">psifas</text:p>
          </table:table-cell>
          <table:table-cell table:style-name="TableRowCell" office:value-type="string">
            <text:p text:style-name="Table_20_Contents">פסיפס של תרבויות</text:p>
          </table:table-cell>
        </table:table-row>
        <table:table-row>
          <table:table-cell table:style-name="TableRowCell" office:value-type="string">
            <text:p text:style-name="Table_20_Contents">חגיגה</text:p>
          </table:table-cell>
          <table:table-cell table:style-name="TableRowCell" office:value-type="string">
            <text:p text:style-name="Table_20_Contents">ח.ג.ג</text:p>
          </table:table-cell>
          <table:table-cell table:style-name="TableRowCell" office:value-type="string">
            <text:p text:style-name="Table_20_Contents">oslava</text:p>
          </table:table-cell>
          <table:table-cell table:style-name="TableRowCell" office:value-type="string">
            <text:p text:style-name="Table_20_Contents">chagiga</text:p>
          </table:table-cell>
          <table:table-cell table:style-name="TableRowCell" office:value-type="string">
            <text:p text:style-name="Table_20_Contents">חגיגה גדולה ברחוב</text:p>
          </table:table-cell>
        </table:table-row>
      </table:table>
      <text:h text:style-name="Heading_20_2" text:outline-level="2"><text:bookmark-start text:name="gramatický-výklad"/>3. Gramatický výklad<text:bookmark-end text:name="gramatický-výklad"/></text:h>
      <text:p text:style-name="First_20_paragraph">Kořen <text:span text:style-name="T1">ק.ו.ה</text:span> souvisí s čekáním a nadějí.<text:line-break/>- <text:span text:style-name="T1">תקווה</text:span> (Tikva): naděje. Národní hymna Izraele se jmenuje Ha-Tikva.<text:line-break/>- <text:span text:style-name="T1">לקוות</text:span> (Lekavot): doufat.<text:line-break/>- <text:span text:style-name="T1">מקווה</text:span> (Mikve): rituální lázeň (shromaždiště vody).</text:p>
      <text:h text:style-name="Heading_20_2" text:outline-level="2"><text:bookmark-start text:name="slovíčka-pro-anki"/>4. Slovíčka pro Anki<text:bookmark-end text:name="slovíčka-pro-anki"/></text:h>
      <text:p text:style-name="First_20_paragraph">עצמאות (ע.צ.ם);nezávislost;atzma’ut;יום העצמאות ה-76<text:line-break/>זיכרון (ז.כ.ר);paměť / vzpomínka;zikaron;יום הזיכרון לחללי צה”ל<text:line-break/>מסורת (מ.ס.ר);tradice;masoret;מסורת יהודית עתיקה<text:line-break/>מטס (ט.ו.ס);letecká přehlídka;matas;המטס מעל תל אביב<text:line-break/>געגוע (ג.ע.ג.ע);stesk / touha;ga’agua;געגועים הביתה<text:line-break/>תקווה (ק.ו.ה);naděje;tikva;התקווה היא ההמנון<text:line-break/>לאומי (ל.א.ם);národní;le’umi;חג לאומי חשוב<text:line-break/>התייחדות (י.ח.ד);uctění památky;hitjachadut;התייחדות עם הנופלים<text:line-break/>פסיפס (—);mozaika;psifas;פסיפס של תרubויות<text:line-break/>חגיגה (ח.ג.ג);oslava;chagiga;חגיגה גדולה ברחוב</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IL" fo:font-size="12pt" fo:language="h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IL" fo:font-size="12pt" fo:hyphenate="false" fo:hyphenation-push-char-count="2" fo:hyphenation-remain-char-count="2" fo:language="h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Lekce 13: Izraelská kultura a národní svátky</dc:title>
    <dc:description/>
    <dc:subject/>
    <meta:keyword/>
    <dc:language>he-IL</dc:language>
    <meta:initial-creator/>
    <dc:creator/>
    <meta:creation-date>2026-03-10T19:49:37Z</meta:creation-date>
    <dc:date>2026-03-10T19:49:37Z</dc:date>
    <meta:user-defined meta:name="mainfont" meta:value-type="string">David CLM</meta:user-defined>
  </office:meta>
</office:document-meta>
</file>